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c7038"/>
    </style:style>
    <style:style style:name="P2" style:family="paragraph" style:parent-style-name="Standard">
      <style:paragraph-properties fo:text-align="start" style:justify-single-word="false"/>
      <style:text-properties fo:font-size="14pt" officeooo:paragraph-rsid="000c7038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f5252" officeooo:paragraph-rsid="000c703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7edc1" officeooo:paragraph-rsid="000c7038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c7038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0c96c9"/>
    </style:style>
    <style:style style:name="P7" style:family="paragraph" style:parent-style-name="Standard">
      <style:paragraph-properties fo:text-align="start" style:justify-single-word="false"/>
      <style:text-properties officeooo:paragraph-rsid="000c96c9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7edc1" officeooo:paragraph-rsid="000c96c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f5252" officeooo:paragraph-rsid="000c96c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7edc1" officeooo:paragraph-rsid="000c96c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17edc1" officeooo:paragraph-rsid="000c96c9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officeooo:paragraph-rsid="000c96c9"/>
    </style:style>
    <style:style style:name="P13" style:family="paragraph" style:parent-style-name="Standard">
      <style:paragraph-properties style:writing-mode="lr-tb"/>
      <style:text-properties style:font-name="Liberation Serif" fo:font-size="12pt" fo:font-weight="bold" officeooo:rsid="0017edc1" officeooo:paragraph-rsid="000c96c9" style:font-size-asian="12pt" style:font-weight-asian="bold" style:font-size-complex="12pt" style:font-weight-complex="bold"/>
    </style:style>
    <style:style style:name="T1" style:family="text">
      <style:text-properties style:font-name="Liberation Serif" fo:font-size="12pt" fo:font-weight="bold" officeooo:rsid="0017edc1" style:font-size-asian="12pt" style:font-weight-asian="bold" style:font-size-complex="12pt" style:font-weight-complex="bold"/>
    </style:style>
    <style:style style:name="T2" style:family="text">
      <style:text-properties style:font-name="Liberation Serif" fo:font-size="12pt" fo:font-weight="bold" officeooo:rsid="000f5252" style:font-size-asian="12pt" style:font-weight-asian="bold" style:font-size-complex="12pt" style:font-weight-complex="bold"/>
    </style:style>
    <style:style style:name="T3" style:family="text">
      <style:text-properties style:font-name="Liberation Serif" fo:font-size="12pt" fo:font-weight="bold" officeooo:rsid="00326061" style:font-size-asian="12pt" style:font-weight-asian="bold" style:font-size-complex="12pt" style:font-weight-complex="bold"/>
    </style:style>
    <style:style style:name="T4" style:family="text">
      <style:text-properties style:font-name="Liberation Serif" fo:font-size="12pt" fo:font-weight="normal" officeooo:rsid="0017edc1" style:font-size-asian="12pt" style:font-weight-asian="normal" style:font-size-complex="12pt" style:font-weight-complex="normal"/>
    </style:style>
    <style:style style:name="T5" style:family="text">
      <style:text-properties style:font-name="Liberation Serif" fo:font-size="12pt" fo:font-weight="normal" officeooo:rsid="000da724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fo:font-weight="normal" officeooo:rsid="000f5252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377d13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326061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38217f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2dcfa7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style:font-size-asian="12pt" style:font-size-complex="12pt"/>
    </style:style>
    <style:style style:name="T12" style:family="text">
      <style:text-properties style:font-name="Liberation Serif" fo:font-size="12pt" officeooo:rsid="000f5252" style:font-size-asian="12pt" style:font-size-complex="12pt"/>
    </style:style>
    <style:style style:name="T13" style:family="text">
      <style:text-properties style:font-name="Liberation Serif" fo:font-size="12pt" officeooo:rsid="0019d9ea" style:font-size-asian="12pt" style:font-size-complex="12pt"/>
    </style:style>
    <style:style style:name="T14" style:family="text">
      <style:text-properties style:font-name="Liberation Serif" fo:font-weight="normal" officeooo:rsid="0017edc1" style:font-size-asian="14pt" style:font-weight-asian="normal" style:font-size-complex="12pt" style:font-weight-complex="normal"/>
    </style:style>
    <style:style style:name="T15" style:family="text">
      <style:text-properties style:font-name="Liberation Serif" fo:font-weight="normal" officeooo:rsid="002dcfa7" style:font-size-asian="14pt" style:font-weight-asian="normal" style:font-size-complex="12pt" style:font-weight-complex="normal"/>
    </style:style>
    <style:style style:name="T16" style:family="text">
      <style:text-properties officeooo:rsid="0019d9ea"/>
    </style:style>
    <style:style style:name="T17" style:family="text">
      <style:text-properties officeooo:rsid="000f5252"/>
    </style:style>
    <style:style style:name="T18" style:family="text">
      <style:text-properties officeooo:rsid="00377d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Use case diagram of the main program: <text:span text:style-name="T16">Input graph </text:span><text:span text:style-name="T17">from file </text:span></text:p>
      <text:p text:style-name="P12"><text:bookmark text:name="page3R_mcid261"/><text:bookmark text:name="page3R_mcid271"/><text:bookmark text:name="page3R_mcid251"/><text:span text:style-name="T1"><text:line-break/>Description:</text:span><text:bookmark text:name="page3R_mcid281"/><text:span text:style-name="T1"> </text:span><text:bookmark text:name="page3R_mcid2821"/><text:span text:style-name="T11">The user starts the application, and </text:span><text:span text:style-name="T12">chooses the file with</text:span><text:span text:style-name="T11"> Graph <text:s/></text:span><text:span text:style-name="T13">they want to visualize</text:span><text:span text:style-name="T4">. </text:span></text:p>
      <text:p text:style-name="P12"><text:bookmark text:name="page3R_mcid321"/><text:bookmark text:name="page3R_mcid331"/><text:bookmark text:name="page3R_mcid311"/><text:span text:style-name="T1"><text:line-break/>Actors:</text:span><text:bookmark text:name="page3R_mcid341"/><text:span text:style-name="T1"> </text:span><text:span text:style-name="T4">The User</text:span></text:p>
      <text:p text:style-name="P12"><text:bookmark text:name="page3R_mcid371"/><text:bookmark text:name="page3R_mcid361"/><text:bookmark text:name="page3R_mcid351"/><text:span text:style-name="T1"><text:line-break/>Preconditions:</text:span><text:bookmark text:name="page3R_mcid381"/><text:span text:style-name="T1"> </text:span><text:span text:style-name="T4">The application is running.</text:span></text:p>
      <text:p text:style-name="P12"><text:bookmark text:name="page3R_mcid391"/><text:bookmark text:name="page3R_mcid401"/><text:bookmark text:name="page3R_mcid411"/><text:span text:style-name="T1"><text:line-break/>Postconditions:</text:span><text:bookmark text:name="page3R_mcid421"/><text:span text:style-name="T1"> </text:span><text:span text:style-name="T4">The </text:span><text:span text:style-name="T5">file is loaded, all the settings are set and </text:span><text:span text:style-name="T4">input is saved internally.</text:span><text:span text:style-name="Default_20_Paragraph_20_Font"><text:span text:style-name="T14"> </text:span></text:span><text:span text:style-name="Default_20_Paragraph_20_Font"><text:span text:style-name="T15">T</text:span></text:span><text:span text:style-name="Default_20_Paragraph_20_Font"><text:span text:style-name="T10">he graph is shown in the Main Window.</text:span></text:span></text:p>
      <text:p text:style-name="P7"><text:bookmark text:name="page3R_mcid451"/><text:bookmark text:name="page3R_mcid441"/><text:bookmark text:name="page3R_mcid431"/><text:span text:style-name="T1"><text:line-break/>Main scenario:</text:span><text:bookmark text:name="page3R_mcid471"/><text:bookmark text:name="page3R_mcid481"/><text:bookmark text:name="page3R_mcid461"/><text:span text:style-name="T1"><text:line-break/></text:span><text:span text:style-name="T4">1. </text:span><text:span text:style-name="T6">The User clicks openFile icon that is positioned on the toolbar</text:span><text:bookmark text:name="page3R_mcid501"/><text:bookmark text:name="page3R_mcid511"/><text:span text:style-name="T6"> </text:span><text:span text:style-name="T7">or in main menu</text:span><text:span text:style-name="T4"><text:line-break/></text:span><text:span text:style-name="T6">2. The Home directory is opened</text:span></text:p>
      <text:p text:style-name="P9">3. The User chooses file with .graph extension they want to open and <text:span text:style-name="T18">load the graph from</text:span></text:p>
      <text:p text:style-name="P9">4. When the file has been chosen, the graph is drawn in the MainWindow.</text:p>
      <text:p text:style-name="P10"/>
      <text:p text:style-name="P13">Alternative scenarios:</text:p>
      <text:list xml:id="list3263947687" text:style-name="L2">
        <text:list-item>
          <text:p text:style-name="P6"><text:span text:style-name="T3">File was not chosen: </text:span><text:span text:style-name="T8">If the file was not chosen, nothing happens and the User can continue.</text:span><text:span text:style-name="T1"><text:line-break/></text:span></text:p>
        </text:list-item>
      </text:list>
      <text:p text:style-name="P7"><text:span text:style-name="T1">Additional information:</text:span><text:bookmark text:name="page3R_mcid821"/><text:span text:style-name="T1"> </text:span><text:span text:style-name="T4">The</text:span><text:bookmark text:name="page3R_mcid831"/><text:span text:style-name="T4"> default direction of the Graph is set to undirected.</text:span><text:span text:style-name="T9">I f the scene was not empty before the file is opened, everything that was located on the scene will be deleted and the new graph will then be drawn.</text:span></text:p>
      <text:p text:style-name="P8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6T18:07:14.415071532</meta:creation-date>
    <dc:date>2022-12-31T16:08:58.498111328</dc:date>
    <meta:editing-duration>PT1M2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174" meta:character-count="988" meta:non-whitespace-character-count="817"/>
  </office:meta>
</office:document-meta>
</file>